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00da0f"/>
    </style:style>
    <style:style style:name="P2" style:family="paragraph" style:parent-style-name="Standard">
      <style:text-properties fo:font-size="14pt" fo:font-weight="bold" officeooo:paragraph-rsid="0000da0f" style:font-size-asian="14pt" style:font-weight-asian="bold" style:font-size-complex="14pt" style:font-weight-complex="bold"/>
    </style:style>
    <style:style style:name="P3" style:family="paragraph" style:parent-style-name="Standard">
      <style:text-properties officeooo:paragraph-rsid="00079db1"/>
    </style:style>
    <style:style style:name="P4" style:family="paragraph" style:parent-style-name="Standard">
      <style:text-properties fo:font-size="14pt" fo:font-weight="bold" officeooo:paragraph-rsid="0000da0f" style:font-size-asian="14pt" style:font-weight-asian="bold" style:font-size-complex="14pt" style:font-weight-complex="bold"/>
    </style:style>
    <style:style style:name="P5" style:family="paragraph" style:parent-style-name="Standard">
      <style:text-properties fo:font-weight="normal" officeooo:paragraph-rsid="0000da0f" style:font-weight-asian="normal" style:font-weight-complex="normal"/>
    </style:style>
    <style:style style:name="P6" style:family="paragraph" style:parent-style-name="Standard">
      <style:text-properties fo:font-weight="normal" officeooo:paragraph-rsid="0001fce5"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finitions</text:p>
      <text:p text:style-name="P1"/>
      <text:p text:style-name="P1">S - Spread: the closeness of the spread for a given segment of a stimulus. A spread of <text:span text:style-name="T1">Normal</text:span> means that all activations are adjacent, which is standard for a normal TC or pure-tone stimulus. A spread of <text:span text:style-name="T1">Noisy</text:span><text:span text:style-name="T2"> means that the activations are nearby but not perfectly adjacent. A spread of </text:span><text:span text:style-name="T1">Random</text:span><text:span text:style-name="T2"> does not seem to have a specific area of activation.</text:span></text:p>
      <text:p text:style-name="P1"><text:span text:style-name="T2">SC - Spread Consistency: </text:span><text:span text:style-name="T1">Consistent</text:span><text:span text:style-name="T2"> means that this is probably a standard non-noisy stimulus. </text:span><text:span text:style-name="T1">Noisy</text:span><text:span text:style-name="T2"> means that this stimulus generally follows the spread description, but deviates occasionally such that the stimulus is probably a nosiy stimulus. </text:span><text:span text:style-name="T1">Random</text:span><text:span text:style-name="T2"> states that there is no consistency to the spread, and thus the stimulus is likely a control stimulus.</text:span></text:p>
      <text:p text:style-name="P5"/>
      <text:p text:style-name="P1"><text:span text:style-name="T2">C - Cluster: A </text:span><text:span text:style-name="T1">Single </text:span><text:span text:style-name="T2">cluster means that each activation is clustered around a certain spot. A </text:span><text:span text:style-name="T1">Multi </text:span><text:span text:style-name="T2">cluster is multiple activations.</text:span></text:p>
      <text:p text:style-name="P5">CC - Cluster Consistency: See SC.</text:p>
      <text:p text:style-name="P5"/>
      <text:p text:style-name="P5">N - Number: Number of nodes activated in each cluster.</text:p>
      <text:p text:style-name="P5">NC - Number Consistency: See SC.</text:p>
      <text:p text:style-name="P5"/>
      <text:p text:style-name="P6">A – Arc: Whether activations line up to be adjacent such that they make a pure-tone or TC stimulus. See S.</text:p>
      <text:p text:style-name="P6"/>
      <text:p text:style-name="P6"><text:tab/>RIGHT = S: Noisy, SC: Noisy –-- C: Multi, SC: Noisy –-- N: 2-3, NC: Noisy ---- A: Random. Therefore, the RIGHT side seems to be RANDOM NOISY SEGMENTS.</text:p>
      <text:p text:style-name="P1"><text:line-break/>NOTE: Above is a potential system for describing different kinds of noise, etc, but it needs some work. For now we will just give a general description. The general descriptions below combine Spread, Cluster and Number into the first word, which will say NOISY if any of these are noisy or random and will say normal if they are all normal. The second word describes the Arc.</text:p>
      <text:p text:style-name="P1"/>
      <text:p text:style-name="P2">Descriptions</text:p>
      <text:p text:style-name="P3">NON-SPECIFIC<text:line-break/>nois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cker P</meta:initial-creator>
    <meta:creation-date>2014-03-26T18:29:53</meta:creation-date>
    <dc:date>2014-04-11T10:47:49</dc:date>
    <dc:creator>Decker P</dc:creator>
    <meta:editing-duration>PT7M52S</meta:editing-duration>
    <meta:editing-cycles>3</meta:editing-cycles>
    <meta:generator>LibreOffice/4.0.4.2$Linux_X86_64 LibreOffice_project/400m0$Build-2</meta:generator>
    <meta:document-statistic meta:table-count="0" meta:image-count="0" meta:object-count="0" meta:page-count="1" meta:paragraph-count="12" meta:word-count="282" meta:character-count="1631" meta:non-whitespace-character-count="1358"/>
  </office:meta>
</office:document-meta>
</file>